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61f" officeooo:paragraph-rsid="0010c641"/>
    </style:style>
    <style:style style:name="P2" style:family="paragraph" style:parent-style-name="Standard">
      <style:text-properties officeooo:paragraph-rsid="0010c641"/>
    </style:style>
    <style:style style:name="P3" style:family="paragraph" style:parent-style-name="Standard">
      <style:text-properties officeooo:rsid="0010c641" officeooo:paragraph-rsid="0010c641"/>
    </style:style>
    <style:style style:name="P4" style:family="paragraph" style:parent-style-name="Standard">
      <style:text-properties fo:font-weight="bold" officeooo:rsid="000ee61f" officeooo:paragraph-rsid="0010c641" style:font-weight-asian="bold" style:font-weight-complex="bold"/>
    </style:style>
    <style:style style:name="P5" style:family="paragraph" style:parent-style-name="Standard">
      <style:text-properties fo:font-weight="bold" officeooo:rsid="0010c641" officeooo:paragraph-rsid="0010c641" style:font-weight-asian="bold" style:font-weight-complex="bold"/>
    </style:style>
    <style:style style:name="T1" style:family="text">
      <style:text-properties officeooo:rsid="000ee61f"/>
    </style:style>
    <style:style style:name="T2" style:family="text">
      <style:text-properties officeooo:rsid="0010c641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o ponto de parida, eu criaria cenários de testes:</text:p>
      <text:p text:style-name="P1"/>
      <text:p text:style-name="P4">Teste de Login:</text:p>
      <text:p text:style-name="P1"/>
      <text:p text:style-name="P1">Caso de teste 1: Teste de login bem-sucedido com e-mail e senha válidos.</text:p>
      <text:p text:style-name="P1">Caso de teste 2: Teste de login com e-mail inválido.</text:p>
      <text:p text:style-name="P1">Caso de teste 3: Teste de login com senha inválida.</text:p>
      <text:p text:style-name="P1">Caso de teste 4: Verificação do link "Esqueceu sua senha".</text:p>
      <text:p text:style-name="P1">Teste de Navegação para Compra:</text:p>
      <text:p text:style-name="P1">Caso de teste 5: Verificar se é possível navegar para a tela de compra após o login bem-sucedido.</text:p>
      <text:p text:style-name="P1"/>
      <text:p text:style-name="P4">Teste de Busca de Passagens:</text:p>
      <text:p text:style-name="P1">Caso de teste 6: Verificar se é possível preencher corretamente os campos de origem, destino, data de ida e data de volta.</text:p>
      <text:p text:style-name="P1">Caso de teste 7: Testar o botão de busca de passagens e verificar se ele retorna resultados válidos.</text:p>
      <text:p text:style-name="P1"/>
      <text:p text:style-name="P1"><text:span text:style-name="T3">Teste de Reserva de Poltrona</text:span>:</text:p>
      <text:p text:style-name="P1">Caso de teste 8: Verificar se é possível selecionar uma poltrona disponível.</text:p>
      <text:p text:style-name="P1">Caso de teste 9: Testar o processo de seleção da data de volta e seleção de poltrona para o retorno.</text:p>
      <text:p text:style-name="P1">Caso de teste 10: Verificar se é possível preencher corretamente as informações pessoais necessárias para a reserva.</text:p>
      <text:p text:style-name="P1"/>
      <text:p text:style-name="P4">Teste de Pagamento:</text:p>
      <text:p text:style-name="P1">Caso de teste 11: Verificar se é possível avançar para a tela de pagamento após preencher as informações pessoais.</text:p>
      <text:p text:style-name="P1">Caso de teste 12: Testar se os botões de continuar e voltar na tela de pagamento funcionam corretamente.</text:p>
      <text:p text:style-name="P1"/>
      <text:p text:style-name="P4"><text:span text:style-name="T2">Em seguida verificaria as f</text:span>erramentas de Automatização <text:span text:style-name="T2">que eu utilizaria</text:span>:</text:p>
      <text:p text:style-name="P1"/>
      <text:p text:style-name="P2"><text:span text:style-name="T1">Appium: Para automação de teste </text:span><text:span text:style-name="T2">no app </text:span><text:span text:style-name="T1">.</text:span></text:p>
      <text:p text:style-name="P1">Framework de Testes <text:span text:style-name="T2">eu </text:span><text:s/>Utiliz<text:span text:style-name="T2">aria</text:span> um framework como o TestNG (Java) ou pytest (Python) para organizar e executar os testes de forma eficiente.</text:p>
      <text:p text:style-name="P1"/>
      <text:p text:style-name="P1"/>
      <text:p text:style-name="P1"/>
      <text:p text:style-name="P5">Candidata Alice Regina Salvina da Silv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0T19:32:05.042613140</meta:creation-date>
    <dc:date>2024-05-10T19:51:18.013024731</dc:date>
    <meta:editing-duration>PT7M32S</meta:editing-duration>
    <meta:editing-cycles>1</meta:editing-cycles>
    <meta:document-statistic meta:table-count="0" meta:image-count="0" meta:object-count="0" meta:page-count="1" meta:paragraph-count="22" meta:word-count="264" meta:character-count="1531" meta:non-whitespace-character-count="1288"/>
    <meta:generator>LibreOffice/6.4.7.2$Linux_X86_64 LibreOffice_project/40$Build-2</meta:generator>
  </office:meta>
</office:document-meta>
</file>